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028c" officeooo:paragraph-rsid="000d028c"/>
    </style:style>
    <style:style style:name="P2" style:family="paragraph" style:parent-style-name="Standard" style:list-style-name="L3">
      <style:text-properties officeooo:rsid="000d028c" officeooo:paragraph-rsid="000d028c"/>
    </style:style>
    <style:style style:name="P3" style:family="paragraph" style:parent-style-name="Text_20_body">
      <style:text-properties officeooo:rsid="000d028c" officeooo:paragraph-rsid="000d028c"/>
    </style:style>
    <style:style style:name="P4" style:family="paragraph" style:parent-style-name="Text_20_body">
      <style:text-properties officeooo:paragraph-rsid="000d028c"/>
    </style:style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4">
      <style:text-properties officeooo:paragraph-rsid="000d62d0"/>
    </style:style>
    <style:style style:name="P7" style:family="paragraph" style:parent-style-name="Text_20_body">
      <style:paragraph-properties fo:margin-top="0in" fo:margin-bottom="0in" style:contextual-spacing="false"/>
      <style:text-properties fo:font-size="11pt" officeooo:paragraph-rsid="000e6bed" style:font-size-asian="11pt" style:font-size-complex="11pt"/>
    </style:style>
    <style:style style:name="P8" style:family="paragraph" style:parent-style-name="Text_20_body">
      <style:paragraph-properties fo:margin-top="0in" fo:margin-bottom="0in" style:contextual-spacing="false"/>
      <style:text-properties fo:font-size="11pt" officeooo:rsid="000e6bed" officeooo:paragraph-rsid="000e6bed" style:font-size-asian="11pt" style:font-size-complex="11pt"/>
    </style:style>
    <style:style style:name="P9" style:family="paragraph" style:parent-style-name="Text_20_body" style:list-style-name="L2">
      <style:paragraph-properties fo:margin-top="0in" fo:margin-bottom="0in" style:contextual-spacing="false"/>
      <style:text-properties fo:font-size="11pt" officeooo:rsid="000e6bed" officeooo:paragraph-rsid="000e6bed" style:font-size-asian="11pt" style:font-size-complex="11pt"/>
    </style:style>
    <style:style style:name="P10" style:family="paragraph" style:parent-style-name="Text_20_body" style:list-style-name="L2">
      <style:paragraph-properties fo:margin-top="0in" fo:margin-bottom="0in" style:contextual-spacing="false"/>
      <style:text-properties fo:font-size="11pt" officeooo:paragraph-rsid="000e6bed" style:font-size-asian="11pt" style:font-size-complex="11pt"/>
    </style:style>
    <style:style style:name="T1" style:family="text">
      <style:text-properties officeooo:rsid="000d028c"/>
    </style:style>
    <style:style style:name="T2" style:family="text">
      <style:text-properties officeooo:rsid="000d62d0"/>
    </style:style>
    <style:style style:name="T3" style:family="text">
      <style:text-properties officeooo:rsid="000e6bed"/>
    </style:style>
    <style:style style:name="T4" style:family="text">
      <style:text-properties officeooo:rsid="000f6856"/>
    </style:style>
    <style:style style:name="T5" style:family="text">
      <style:text-properties officeooo:rsid="000ff14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1) Описание необходимых для понимания технических деталей.</text:span></text:p>
      <text:p text:style-name="P8">1.1) Операционная система <text:span text:style-name="T4">GNU/</text:span>Linux.</text:p>
      <text:p text:style-name="P8">1.2) Хранение переменных окружения и аргументов программы.</text:p>
      <text:p text:style-name="P8">1.3) Привилегии пользователя.</text:p>
      <text:p text:style-name="P8">1.4) Библиотека polkit.</text:p>
      <text:p text:style-name="P8">2) Объяснение причин, из-за которых произошла данная уязвимость.</text:p>
      <text:p text:style-name="P8">3) Принятые меры в связи с данным инцидентом (приветствуются диаграммы рассматриваемых процессов).</text:p>
      <text:p text:style-name="P8">4) Обобщение проблемы.</text:p>
      <text:p text:style-name="P8">5) Мораль.</text:p>
      <text:list xml:id="list2478364247" text:style-name="L2">
        <text:list-item>
          <text:p text:style-name="P10">мораль может быть адресована: </text:p>
          <text:list>
            <text:list-item>
              <text:p text:style-name="P10">разработчикам (чтобы буферы в ваших системах не переполнялись, достаточно отказаться от ...); </text:p>
            </text:list-item>
            <text:list-item>
              <text:p text:style-name="P10">пользователям (чтобы ваши файлы не зашифровали, достаточно только ...); </text:p>
            </text:list-item>
            <text:list-item>
              <text:p text:style-name="P9">администраторам и т. п.</text:p>
            </text:list-item>
          </text:list>
        </text:list-item>
      </text:list>
      <text:p text:style-name="P8">5.1) Выводы, сделанные индустрией.</text:p>
      <text:p text:style-name="P8">5.2) Изменение практик инженерии компьютерных систем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0:23:55.642281691</meta:creation-date>
    <meta:generator>LibreOffice/7.3.6.2$Linux_X86_64 LibreOffice_project/30$Build-2</meta:generator>
    <dc:date>2022-11-21T10:55:39.187452260</dc:date>
    <meta:editing-duration>PT18M57S</meta:editing-duration>
    <meta:editing-cycles>5</meta:editing-cycles>
    <meta:document-statistic meta:table-count="0" meta:image-count="0" meta:object-count="0" meta:page-count="1" meta:paragraph-count="15" meta:word-count="92" meta:character-count="708" meta:non-whitespace-character-count="632"/>
  </office:meta>
</office:document-meta>
</file>